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A000001EEA66E5339.png"/>
  <manifest:file-entry manifest:media-type="image/png" manifest:full-path="Pictures/1000000000000139000001EC54F56009.png"/>
  <manifest:file-entry manifest:media-type="" manifest:full-path="Pictures/200000090000217E00001B99FFFE722B.svm"/>
  <manifest:file-entry manifest:media-type="image/png" manifest:full-path="Pictures/100002010000030E000002737B958CDD.png"/>
  <manifest:file-entry manifest:media-type="image/png" manifest:full-path="Pictures/10000000000002F9000001DA440892A0.png"/>
  <manifest:file-entry manifest:media-type="image/png" manifest:full-path="Pictures/100000000000035C0000021FAADC413B.png"/>
  <manifest:file-entry manifest:media-type="image/png" manifest:full-path="Pictures/10000000000002FC000001DC02F3E166.png"/>
  <manifest:file-entry manifest:media-type="image/png" manifest:full-path="Pictures/1000000000000374000001E333ADDA79.png"/>
  <manifest:file-entry manifest:media-type="image/png" manifest:full-path="Pictures/1000000000000299000001DB11180A73.png"/>
  <manifest:file-entry manifest:media-type="image/png" manifest:full-path="Pictures/10000000000001B4000003286F639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0000" style:font-weight-asian="bold" style:font-weight-complex="bold"/>
    </style:style>
    <style:style style:name="P30" style:family="paragraph" style:parent-style-name="Standard">
      <style:paragraph-properties fo:line-height="150%"/>
      <style:text-properties fo:font-weight="bold" fo:background-color="#ffff00" style:font-weight-asian="bold" style:font-weight-complex="bold"/>
    </style:style>
    <style:style style:name="P31" style:family="paragraph" style:parent-style-name="Standard">
      <style:paragraph-properties fo:line-height="150%"/>
      <style:text-properties fo:font-weight="bold" fo:background-color="#008000" style:font-weight-asian="bold" style:font-weight-complex="bold"/>
    </style:style>
    <style:style style:name="P32" style:family="paragraph" style:parent-style-name="Standard">
      <style:paragraph-properties fo:line-height="150%"/>
      <style:text-properties fo:font-weight="normal" fo:background-color="#ff0000" style:font-weight-asian="normal" style:font-weight-complex="normal"/>
    </style:style>
    <style:style style:name="P33"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5" style:family="paragraph" style:parent-style-name="Footer">
      <style:paragraph-properties fo:text-align="end" style:justify-single-word="false"/>
    </style:style>
    <style:style style:name="P36"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7"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9" style:family="paragraph" style:parent-style-name="Body_20_Text_20_3">
      <style:paragraph-properties fo:line-height="150%"/>
      <style:text-properties style:use-window-font-color="true" style:font-name="Arial1"/>
    </style:style>
    <style:style style:name="P40"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1" style:family="paragraph" style:parent-style-name="Normal">
      <style:paragraph-properties fo:line-height="150%" style:snap-to-layout-grid="false"/>
    </style:style>
    <style:style style:name="P42" style:family="paragraph" style:parent-style-name="Table_20_Contents">
      <style:paragraph-properties fo:line-height="150%"/>
      <style:text-properties style:use-window-font-color="true" style:font-name="Arial1"/>
    </style:style>
    <style:style style:name="P43" style:family="paragraph" style:parent-style-name="Table_20_Contents">
      <style:paragraph-properties fo:line-height="150%"/>
      <style:text-properties style:font-name="Arial1"/>
    </style:style>
    <style:style style:name="P44"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7"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8"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3" style:family="paragraph" style:parent-style-name="Text_20_body">
      <style:paragraph-properties fo:line-height="150%"/>
      <style:text-properties fo:font-size="16pt" style:font-size-asian="16pt" style:font-size-complex="16pt"/>
    </style:style>
    <style:style style:name="P5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fo:font-style="normal" style:font-style-asian="normal" style:font-style-complex="normal"/>
    </style:style>
    <style:style style:name="P57"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8"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9"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60"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61"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3" style:family="paragraph" style:parent-style-name="Standard">
      <style:paragraph-properties fo:margin-left="1.251cm" fo:margin-right="0cm" fo:text-indent="0cm" style:auto-text-indent="false" style:text-autospace="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Standard" style:list-style-name="L1">
      <style:text-properties style:font-name="Arial1" fo:language="en" fo:country="US"/>
    </style:style>
    <style:style style:name="P69" style:family="paragraph" style:parent-style-name="Standard" style:list-style-name="L2">
      <style:text-properties style:font-name="Arial1"/>
    </style:style>
    <style:style style:name="P70"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1" style:family="paragraph" style:parent-style-name="Standard" style:list-style-name="L3">
      <style:paragraph-properties fo:line-height="150%"/>
    </style:style>
    <style:style style:name="P72" style:family="paragraph" style:parent-style-name="Standard" style:list-style-name="L4">
      <style:paragraph-properties fo:line-height="150%"/>
    </style:style>
    <style:style style:name="P73" style:family="paragraph" style:parent-style-name="Standard" style:list-style-name="L6">
      <style:paragraph-properties fo:line-height="150%"/>
    </style:style>
    <style:style style:name="P74" style:family="paragraph" style:parent-style-name="Standard" style:list-style-name="L3">
      <style:paragraph-properties fo:line-height="150%"/>
      <style:text-properties style:use-window-font-color="true" style:font-name="Arial1"/>
    </style:style>
    <style:style style:name="P75"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8" style:family="paragraph" style:parent-style-name="Standard" style:list-style-name="L5">
      <style:paragraph-properties fo:line-height="150%"/>
      <style:text-properties fo:font-style="normal" style:font-style-asian="normal" style:font-style-complex="normal"/>
    </style:style>
    <style:style style:name="P79" style:family="paragraph" style:parent-style-name="Standard" style:master-page-name="First_20_Page">
      <style:paragraph-properties fo:line-height="150%" fo:text-align="end" style:justify-single-word="false" style:page-number="1"/>
      <style:text-properties style:font-name="Arial1"/>
    </style:style>
    <style:style style:name="P80"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9">
      <style:text-properties fo:language="da" fo:country="DK"/>
    </style:style>
    <style:style style:name="P82" style:family="paragraph" style:parent-style-name="Text_20_body" style:list-style-name="L9">
      <style:text-properties style:font-name="Arial1" fo:language="da" fo:country="DK"/>
    </style:style>
    <style:style style:name="P83"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4"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5" style:family="paragraph" style:parent-style-name="Heading_20_1">
      <style:paragraph-properties fo:line-height="150%" fo:break-before="page"/>
      <style:text-properties fo:font-size="16pt" style:font-size-asian="16pt" style:font-size-complex="16pt"/>
    </style:style>
    <style:style style:name="P86"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7" style:family="paragraph" style:parent-style-name="Heading_20_1">
      <style:paragraph-properties fo:line-height="150%" fo:break-before="page"/>
    </style:style>
    <style:style style:name="P8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0" style:family="paragraph" style:parent-style-name="Heading_20_2">
      <style:text-properties fo:font-style="normal" style:font-style-asian="normal" style:font-style-complex="normal"/>
    </style:style>
    <style:style style:name="P91" style:family="paragraph" style:parent-style-name="Heading_20_2">
      <style:paragraph-properties fo:line-height="150%"/>
      <style:text-properties fo:font-style="normal" style:font-style-asian="normal" style:font-style-complex="normal"/>
    </style:style>
    <style:style style:name="P92" style:family="paragraph" style:parent-style-name="Heading_20_2">
      <style:paragraph-properties fo:line-height="150%"/>
    </style:style>
    <style:style style:name="P93" style:family="paragraph" style:parent-style-name="Heading_20_2">
      <style:text-properties fo:background-color="#ffff00"/>
    </style:style>
    <style:style style:name="P94"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5"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6"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7"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weight="bold" style:font-weight-asian="bold" style:font-weight-complex="bold"/>
    </style:style>
    <style:style style:name="T25" style:family="text">
      <style:text-properties fo:language="da" fo:country="DK"/>
    </style:style>
    <style:style style:name="T26" style:family="text">
      <style:text-properties fo:font-weight="normal" style:font-weight-asian="normal" style:font-weight-complex="normal"/>
    </style:style>
    <style:style style:name="T27" style:family="text">
      <style:text-properties style:font-name="OpenSymbol" fo:font-size="12pt" style:font-name-asian="OpenSymbol" style:font-size-asian="12pt" style:font-name-complex="OpenSymbol" style:font-size-complex="12pt"/>
    </style:style>
    <style:style style:name="T28" style:family="text">
      <style:text-properties fo:font-size="12pt" style:font-size-asian="12pt" style:font-size-complex="12pt"/>
    </style:style>
    <style:style style:name="T29" style:family="text">
      <style:text-properties style:font-name="ArialMT" fo:font-size="12pt" style:font-name-asian="ArialMT" style:font-size-asian="12pt" style:font-name-complex="ArialMT" style:font-size-complex="12pt"/>
    </style:style>
    <style:style style:name="T30"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72cm, 1.139cm, 0cm, 1.13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6">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7"/>
      <text:p text:style-name="P38"><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40">Søren Howe Gersager(10430)</text:p>
            <text:p text:style-name="P41"><text:span text:style-name="Standardskrifttype_20_i_20_afsnit"><text:span text:style-name="T4">Cong Thanh Dao(10517)</text:span></text:span></text:p>
            <text:p text:style-name="P41"><text:span text:style-name="Standardskrifttype_20_i_20_afsnit"><text:span text:style-name="T4">Yusuf Tezel(10568)</text:span></text:span></text:p>
            <text:p text:style-name="P41"><text:span text:style-name="Standardskrifttype_20_i_20_afsnit"><text:span text:style-name="T4">Nicolaj Quottrup(10754)</text:span></text:span></text:p>
            <text:p text:style-name="P41"><text:span text:style-name="Standardskrifttype_20_i_20_afsnit"><text:span text:style-name="T4">René Høgh Thomsen(10778)</text:span></text:span></text:p>
            <text:p text:style-name="P41"><text:span text:style-name="Standardskrifttype_20_i_20_afsnit"><text:span text:style-name="T5">Michael Batz Hansen(10791)</text:span></text:span></text:p>
            <text:p text:style-name="P41"><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0</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9"/>
      <text:p text:style-name="P39">Ved underskrivelse af dette dokument accepteres det af begge parter, som værende kravene til udviklingen af det ønskede system.</text:p>
      <text:p text:style-name="P14"/>
      <text:p text:style-name="P39">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5">1. Indledning<text:tab/>5</text:p>
          <text:p text:style-name="P66">1.1 Formål<text:tab/>5</text:p>
          <text:p text:style-name="P66">1.2 Referencer<text:tab/>5</text:p>
          <text:p text:style-name="P66">1.3 Læsevejledning<text:tab/>5</text:p>
          <text:p text:style-name="P65">2. Generel beskrivelse<text:tab/>7</text:p>
          <text:p text:style-name="P66">2.1 Systembeskrivelse<text:tab/>7</text:p>
          <text:p text:style-name="P67">2.1.1 Systemoversigt<text:tab/>8</text:p>
          <text:p text:style-name="P67">2.1.2 Aktør-kontekst diagram<text:tab/>9</text:p>
          <text:p text:style-name="P67">2.1.3 Aktør beskrivelser<text:tab/>9</text:p>
          <text:p text:style-name="P66">2.2 Systemets funktioner<text:tab/>10</text:p>
          <text:p text:style-name="P67">2.2.1 Use Case diagram<text:tab/>11</text:p>
          <text:p text:style-name="P66">2.3 Systemets begrænsninger<text:tab/>12</text:p>
          <text:p text:style-name="P66">2.4 Systemets fremtid<text:tab/>12</text:p>
          <text:p text:style-name="P66">2.5 Brugerprofil<text:tab/>12</text:p>
          <text:p text:style-name="P66">2.6 Krav til udviklingsforløbet<text:tab/>12</text:p>
          <text:p text:style-name="P66">2.7 Omfang af kundeleverance<text:tab/>13</text:p>
          <text:p text:style-name="P66">2.8 Forudsætninger<text:tab/>13</text:p>
          <text:p text:style-name="P65">3. Funktionelle krav – Use Cases<text:tab/>14</text:p>
          <text:p text:style-name="P66">3.1 Styresystem:<text:tab/>15</text:p>
          <text:p text:style-name="P66">3.1.1 Use Case 1: Starte/stoppe systemet.<text:tab/>15</text:p>
          <text:p text:style-name="P66">3.1.2 Use Case 2: Styre klods placering. <text:tab/>15</text:p>
          <text:p text:style-name="P66">3.1.3 Use Case 3: Tjekke loggen. <text:tab/>15</text:p>
          <text:p text:style-name="P66">3.1.4 Use Case 4: Manuelt styre.<text:tab/>15</text:p>
          <text:p text:style-name="P66">3.1.5 Use Case 5: Skifte mellem robot og simulator. <text:tab/>15</text:p>
          <text:p text:style-name="P66">3.1.6 Use Case 6: Se klodser lagret.<text:tab/>15</text:p>
          <text:p text:style-name="P66">3.1.7 Use Case 7: Se about box.<text:tab/>16</text:p>
          <text:p text:style-name="P66">3.1.8 Use Case 8: Login.<text:tab/>16</text:p>
          <text:p text:style-name="P66">3.1.9 Use Case 9: Have GUI.<text:tab/>16</text:p>
          <text:p text:style-name="P66">3.1.11 Use Case 10: Følge program udvikling. <text:tab/>16</text:p>
          <text:p text:style-name="P66">3.1.10 Use Case 11: Sætte klods tolerance.<text:tab/>16</text:p>
          <text:p text:style-name="P66">3.2 Simulator:<text:tab/>17</text:p>
          <text:p text:style-name="P66">3.2.1 Use Case 12: Se robot/simulator position.<text:tab/>17</text:p>
          <text:p text:style-name="P66">3.2.2 Use Case 13: Køre kode.<text:tab/>17</text:p>
          <text:p text:style-name="P66">3.2.3 Use Case 14: Vise kørselstid.<text:tab/>17</text:p>
          <text:p text:style-name="P66">3.2.4 Use Case 15: Have grafisk visning.<text:tab/>17</text:p>
          <text:p text:style-name="P66">3.2.5 Use Case 16: Hente værdier til styresystem.<text:tab/>17</text:p>
          <text:p text:style-name="P66">3.2.6 Use Case 17: Kalibrere værdier.<text:tab/>17</text:p>
          <text:p text:style-name="P66">3.3 IDE:<text:tab/>18</text:p>
          <text:p text:style-name="P66">3.3.1 Use Case 18: Indlæse/køre systemet DSL-filer direkte.<text:tab/>18</text:p>
          <text:p text:style-name="P66">3.3.2 Use Case 19: Debugge. <text:tab/>18</text:p>
          <text:p text:style-name="P66">3.3.3 Use Case 20: Se DSL manual.<text:tab/>18</text:p>
          <text:p text:style-name="P66">3.3.4 Use Case 21: Indstille editor.<text:tab/>18</text:p>
          <text:p text:style-name="P66">3.3.5 Use Case 22: Syntaks tjekke.<text:tab/>18</text:p>
          <text:p text:style-name="P66">3.3.6 Use Case 23: Bruge makroer.<text:tab/>18</text:p>
          <text:p text:style-name="P66">3.3.7 Use Case 24: Bruge genvejstaster.<text:tab/>19</text:p>
          <text:p text:style-name="P66"><text:soft-page-break/>3.3.8 Use Case 25: Bruge intellisense.<text:tab/>19</text:p>
          <text:p text:style-name="P66">3.3.9 Use Case 26: Åbne/lukke filer.<text:tab/>19</text:p>
          <text:p text:style-name="P66">3.3.10 Use Case 27: Gemme filer.<text:tab/>19</text:p>
          <text:p text:style-name="P66">3.3.11 Use Case 28: Søge og erstatte ord.<text:tab/>19</text:p>
          <text:p text:style-name="P66">3.3.12 Use Case 29: Udskrive filer.<text:tab/>19</text:p>
          <text:p text:style-name="P66">3.3.13 Use Case 30: Påminde om at gemme.<text:tab/>20</text:p>
          <text:p text:style-name="P66">3.3.14 Use Case 31: Aktivere tekstombrydning.<text:tab/>20</text:p>
          <text:p text:style-name="P66">3.3.15 Use Case 32: Have auto-indentation.<text:tab/>20</text:p>
          <text:p text:style-name="P66">3.3.16 Use Case 33: Have flere filer åbne.<text:tab/>20</text:p>
          <text:p text:style-name="P66">3.3.17 Use Case 34: Have file explorer.<text:tab/>20</text:p>
          <text:p text:style-name="P66">3.3.18 Use Case 35: Have autosave.<text:tab/>20</text:p>
          <text:p text:style-name="P66">3.3.19 Use Case 36: Have undo/redo.<text:tab/>21</text:p>
          <text:p text:style-name="P66">3.3.20 Use Case 37: Have syntaks highlighting. <text:tab/>21</text:p>
          <text:p text:style-name="P66">3.3.21 Use Case 38: Have DSL arbejdsområde.<text:tab/>21</text:p>
          <text:p text:style-name="P66">3.3.22 Use Case 39: Have fil information vist.<text:tab/>21</text:p>
          <text:p text:style-name="P66">3.3.23 Use Case 40: Som bruger vil jeg kunne sende fil over i styresystemet.<text:tab/>21</text:p>
          <text:p text:style-name="P66">Use cases efter første specificering:<text:tab/>21</text:p>
          <text:p text:style-name="P67">Styresystem:<text:tab/>21</text:p>
          <text:p text:style-name="P67">Simulator:<text:tab/>22</text:p>
          <text:p text:style-name="P67">IDE:<text:tab/>22</text:p>
          <text:p text:style-name="P65">4. Eksterne grænseflader<text:tab/>23</text:p>
          <text:p text:style-name="P66">4.1 Bruger-grænseflade<text:tab/>23</text:p>
          <text:p text:style-name="P66">4.2 Hardware-grænseflade<text:tab/>26</text:p>
          <text:p text:style-name="P66">4.3 Kommunikations-grænseflade<text:tab/>26</text:p>
          <text:p text:style-name="P66">4.4 Software-grænseflade<text:tab/>27</text:p>
          <text:p text:style-name="P65">5. Krav til systemets ydelse<text:tab/>28</text:p>
          <text:p text:style-name="P65">6. Kvalitetsfaktorer<text:tab/>28</text:p>
          <text:p text:style-name="P65">8. Andre krav<text:tab/>29</text:p>
        </text:index-body>
      </text:table-of-content>
      <text:p text:style-name="P2"/>
      <text:h text:style-name="P85" text:outline-level="1">1. Indledning</text:h>
      <text:h text:style-name="P88" text:outline-level="2">1.1 Formål</text:h>
      <text:p text:style-name="P16">Robotic Global Organis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8" text:outline-level="2">1.2 Referencer</text:h>
      <text:p text:style-name="P16">Bøger og udlevering fra følgende fag:</text:p>
      <text:list xml:id="list30455932" text:style-name="L1">
        <text:list-item>
          <text:p text:style-name="P68">I4DAB1</text:p>
        </text:list-item>
        <text:list-item>
          <text:p text:style-name="P68">I4INF1 – Measurements &amp; Instrumentations Principles</text:p>
        </text:list-item>
        <text:list-item>
          <text:p text:style-name="P68">I4SWT1 – The Art of Unit Testing with Examples in .NET</text:p>
        </text:list-item>
        <text:list-item>
          <text:p text:style-name="P68">I4WIN1- Pro WPF in C# 2010</text:p>
        </text:list-item>
      </text:list>
      <text:p text:style-name="P19"/>
      <text:p text:style-name="P19"><text:span text:style-name="T25">Udleverede</text:span> <text:span text:style-name="T25">materialer</text:span>:</text:p>
      <text:list xml:id="list30452753" text:style-name="L2">
        <text:list-item>
          <text:p text:style-name="P69">Controller-USB, Users Manual</text:p>
        </text:list-item>
        <text:list-item>
          <text:p text:style-name="P69">Scorbase, Users Manual</text:p>
        </text:list-item>
        <text:list-item>
          <text:p text:style-name="P69">Scorbot-ER 4u, Users Manual</text:p>
        </text:list-item>
        <text:list-item>
          <text:p text:style-name="P69">Robotics and Materials Handling 1, Student Activities Book</text:p>
        </text:list-item>
        <text:list-item>
          <text:p text:style-name="P69">RoboCell, Users Manual</text:p>
        </text:list-item>
        <text:list-item>
          <text:p text:style-name="P69">Datablad for vejecelle</text:p>
        </text:list-item>
        <text:list-item>
          <text:p text:style-name="P69">USBC-documentation</text:p>
        </text:list-item>
        <text:list-item>
          <text:p text:style-name="P70">Projektoplæg </text:p>
        </text:list-item>
      </text:list>
      <text:h text:style-name="P88" text:outline-level="2">1.3 Læsevejledning</text:h>
      <text:p text:style-name="P4">Udover Indledningen har vi ni punkter i kravspecifikationen.</text:p>
      <text:list xml:id="list30453579" text:style-name="L3">
        <text:list-item>
          <text:p text:style-name="P71"><text:span text:style-name="Standardskrifttype_20_i_20_afsnit"><text:span text:style-name="T3">Punkt 2 : Omhandler kravene til SIR, som skal udvikles.</text:span></text:span></text:p>
        </text:list-item>
        <text:list-item>
          <text:p text:style-name="P74">Punkt 3 : Omhandler de funktionelle krav til SIR ved hjælp af use cases.</text:p>
        </text:list-item>
        <text:list-item>
          <text:p text:style-name="P74">Punkt 4 : Omhandler kravene til grænsefladerne.</text:p>
        </text:list-item>
        <text:list-item>
          <text:p text:style-name="P74">Punkt 5 : Omhandler kravene som stilles til systemets ydelse.</text:p>
        </text:list-item>
        <text:list-item>
          <text:p text:style-name="P74">Punkt 6 : Omhandler kvalitetsfaktorer som stilles til systemet.</text:p>
        </text:list-item>
        <text:list-item>
          <text:p text:style-name="P74"><text:soft-page-break/>Punkt 7 : Omhandler kravene til designet der skal overholdes, når systemet er færdigudviklet.</text:p>
        </text:list-item>
        <text:list-item>
          <text:p text:style-name="P71"><text:span text:style-name="Standardskrifttype_20_i_20_afsnit"><text:span text:style-name="T3">Punkt 8 : Omhandler andre krav til systemet såsom myndighedskrav, miljøkrav etc.</text:span></text:span></text:p>
        </text:list-item>
        <text:list-item>
          <text:p text:style-name="P71"><text:span text:style-name="Standardskrifttype_20_i_20_afsnit"><text:span text:style-name="T3">Punkt 9 : Omhandler det aftalte antal delleveringer af SIR.</text:span></text:span></text:p>
        </text:list-item>
        <text:list-item>
          <text:p text:style-name="P75">Punkt 10: Bilag, herunder skabeloner, datadefinitioner og ordliste.<text:tab/></text:p>
        </text:list-item>
      </text:list>
      <text:p text:style-name="P53"/>
      <text:h text:style-name="P85" text:outline-level="1">2. Generel beskrivelse</text:h>
      <text:h text:style-name="P91"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0">illustration 1</text:span> er det selve Controlleren, vi kommer til at udvikle. Den består i korte træk af:</text:p>
      <text:list xml:id="list30465057" text:style-name="L4">
        <text:list-item>
          <text:p text:style-name="P72"><text:span text:style-name="T13">Database</text:span><text:span text:style-name="T12"> – Indeholder informationer om hele systemet: emner, aktører, placering af kasser m.m. Brugeren kan via databasen hente og modificere disse informationer.</text:span></text:p>
        </text:list-item>
        <text:list-item>
          <text:p text:style-name="P72"><text:span text:style-name="T13">IDE</text:span><text:span text:style-name="T12"> – Gør brugeren i stand til at styre robotten via et scripting-language, vi selv designer.</text:span></text:p>
        </text:list-item>
        <text:list-item>
          <text:p text:style-name="P72"><text:span text:style-name="T24">Simulator</text:span> – En robot-simulator, der gør det muligt at udføre funktioner og teste systemet, uden der er tilknyttet en robot. </text:p>
        </text:list-item>
        <text:list-item>
          <text:p text:style-name="P72"><text:span text:style-name="T13">Styresystemet</text:span><text:span text:style-name="T12"> – tager sig af kommunikationen mellem de andre komponenter og robotten.</text:span></text:p>
        </text:list-item>
      </text:list>
      <text:p text:style-name="P25">Controlleren kommunikerer med Robotten, en Terminal og en Vejecelle.</text:p>
      <text:h text:style-name="P96" text:outline-level="3"><text:soft-page-break/>2.1.1 Systemoversigt</text:h>
      <text:p text:style-name="P55"><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55"/>
      <text:p text:style-name="P55"/>
      <text:p text:style-name="P55"/>
      <text:p text:style-name="P55"/>
      <text:p text:style-name="P55"/>
      <text:p text:style-name="P55"/>
      <text:p text:style-name="P55"/>
      <text:p text:style-name="P55"/>
      <text:p text:style-name="P55"/>
      <text:h text:style-name="P96" text:outline-level="3"><text:soft-page-break/>2.1.2 Aktør-kontekst diagram</text:h>
      <text:p text:style-name="P44"><draw:frame draw:style-name="fr3" draw:name="graphics2" text:anchor-type="paragraph" svg:width="8.281cm" svg:height="13.019cm" draw:z-index="3"><draw:image xlink:href="Pictures/1000000000000139000001EC54F5600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Illustration 2 viser et aktør-kontekst diagram for SIR med de aktører, der kommunikerer med systemet. Aktørerne er beskrevet i næste afsnit.</text:p>
      <text:h text:style-name="P96"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ext:soft-page-break/>
        <table:table-row>
          <table:table-cell table:style-name="Table3.A2" office:value-type="string">
            <text:p text:style-name="P13">Antal samtidige aktører:</text:p>
          </table:table-cell>
          <table:table-cell table:style-name="Table3.B2" office:value-type="string">
            <text:p text:style-name="P42">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2">1</text:p>
          </table:table-cell>
        </table:table-row>
      </table:table>
      <text:p text:style-name="P28"/>
      <text:h text:style-name="P91"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6" text:outline-level="3"><text:soft-page-break/>2.2.1 Use Case diagram</text:h>
      <text:p text:style-name="P55"><draw:frame draw:style-name="fr4" draw:name="graphics3" text:anchor-type="paragraph" svg:width="11.538cm" svg:height="21.382cm" draw:z-index="2"><draw:image xlink:href="Pictures/10000000000001B4000003286F639FB0.png" xlink:type="simple" xlink:show="embed" xlink:actuate="onLoad"/></draw:frame></text:p>
      <text:h text:style-name="P91" text:outline-level="2"><text:soft-page-break/>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1" text:outline-level="2">2.4 Systemets fremtid</text:h>
      <text:p text:style-name="P25">I fremtiden ville der kunne implementeres følgende for at udvide systemets funktionalitet:</text:p>
      <text:list xml:id="list30441670" text:style-name="L5">
        <text:list-item>
          <text:p text:style-name="P78">Automatisering af andre problemstillinger. </text:p>
        </text:list-item>
        <text:list-item>
          <text:p text:style-name="P78">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1" text:outline-level="2">2.5 Brugerprofil</text:h>
      <text:p text:style-name="P25">Til systemet er der 2 brugerprofiler. </text:p>
      <text:p text:style-name="P26">Bruger: <text:span text:style-name="T26">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26">Skal have et mere dybdegående kendskab end brugeren, da teknikerne skal kunne vedligeholde systemet. <text:s text:c="2"/></text:span></text:p>
      <text:h text:style-name="P91" text:outline-level="2">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1" text:outline-level="2"><text:soft-page-break/>2.7 Omfang af kundeleverance</text:h>
      <text:p text:style-name="P33">Til RoboGo overdrages følgende dokumentation.</text:p>
      <text:p text:style-name="P64"><text:span text:style-name="T27"><text:tab/>• </text:span><text:span text:style-name="T28">Kravspecifikation.</text:span></text:p>
      <text:p text:style-name="P62"><text:span text:style-name="T27">• </text:span><text:span text:style-name="T28">Accepttestspecifikation.</text:span></text:p>
      <text:p text:style-name="P62"><text:span text:style-name="T27">• </text:span><text:span text:style-name="T28">Testresultater.</text:span></text:p>
      <text:p text:style-name="P62"><text:span text:style-name="T27">• </text:span><text:span text:style-name="T28">Designdokumentation.</text:span></text:p>
      <text:p text:style-name="P62"><text:span text:style-name="T27">• </text:span><text:span text:style-name="T28">Implementeringsdokument.</text:span></text:p>
      <text:p text:style-name="P62"><text:span text:style-name="T27">• </text:span><text:span text:style-name="T28">Brugermanual.</text:span></text:p>
      <text:p text:style-name="P62"><text:span text:style-name="T27">• </text:span><text:span text:style-name="T28">Software i eksekverbar form og kildekoder.</text:span></text:p>
      <text:p text:style-name="P63"><text:span text:style-name="T27">• </text:span><text:span text:style-name="T29">Dokumentationen afleveres på CD-ROM og i papirform</text:span></text:p>
      <text:h text:style-name="P91" text:outline-level="2">2.8 Forudsætninger</text:h>
      <text:p text:style-name="P25">Der forventes at SCORBASE robotten er til rådighed, samt at den virker. </text:p>
      <text:p text:style-name="P56"/>
      <text:h text:style-name="P86" text:outline-level="1">3. Funktionelle krav – Use Cases</text:h>
      <text:p text:style-name="P24">Use casene er delt op 3 dele:</text:p>
      <text:list xml:id="list30467424" text:style-name="L6">
        <text:list-item>
          <text:p text:style-name="P73">Styresystem</text:p>
        </text:list-item>
        <text:list-item>
          <text:p text:style-name="P73">Simulator</text:p>
        </text:list-item>
        <text:list-item>
          <text:p text:style-name="P73">IDE</text:p>
        </text:list-item>
      </text:list>
      <text:p text:style-name="P24">Da de passer til henholdsvis hver af disse komponenter.</text:p>
      <text:p text:style-name="P24">De er i første omgang skrevet i en brief format, som så senere kan specificeres mere præcist, når de bliver arbejdet på.</text:p>
      <text:p text:style-name="P24">De er sat i tilfældig rækkefølge, da det er op til produktejeren/stakeholder om at holde styr på prioritering i hans produkt backlog. Disse use cases er her for reference for udviklerne.</text:p>
      <text:p text:style-name="P24"/>
      <text:p text:style-name="P29">Skal tjekke nummering igennem.(Til sidst så passer)</text:p>
      <text:p text:style-name="P30"/>
      <text:p text:style-name="P31"/>
      <text:p text:style-name="P30">Punkter der markeret med gult indikerer ting som der er tvivl om skal være der, eller punktet ikke forståes.</text:p>
      <text:p text:style-name="P30"/>
      <text:p text:style-name="P29">Andet:</text:p>
      <text:p text:style-name="P32">Har prøvet at udelade ord som 'knap' og 'tastatur', da ikke skal komme ind på implementation, men har stadig brugt ord som ”brugergrænseflade”.</text:p>
      <text:p text:style-name="P32">Kan også kun have use casene, som vi har valgt i sprint backlog.</text:p>
      <text:h text:style-name="P89" text:outline-level="2"/>
      <text:h text:style-name="P94" text:outline-level="2">3.1 Styresystem:</text:h>
      <text:h text:style-name="P88" text:outline-level="2">3.1.1 Use Case 1: S<text:span text:style-name="T15">tarte/stoppe systemet.</text:span></text:h>
      <text:p text:style-name="P27">Main success scenarie:</text:p>
      <text:p text:style-name="P50">”Brugeren starter systemet og kan bagefter stoppe systemet.”</text:p>
      <text:h text:style-name="Heading_20_2" text:outline-level="2"><text:span text:style-name="T12">3.1.2 Use Case 2: Styre klods placering</text:span><text:span text:style-name="T19">.</text:span><text:span text:style-name="T19"> </text:span></text:h>
      <text:p text:style-name="P45">Main success scenarie:</text:p>
      <text:p text:style-name="P50">”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5">Main success scenarie:</text:p>
      <text:p text:style-name="P50">”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5">Main success scenarie:</text:p>
      <text:p text:style-name="P50">”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5">Main success scenarie:</text:p>
      <text:p text:style-name="P50">”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5">Main success scenarie:</text:p>
      <text:p text:style-name="P50">”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5">Main success scenarie:</text:p>
      <text:p text:style-name="P50">”Brugeren interagerer med brugergrænsefladen og får listet alle tingene der indgår i systemet.”</text:p>
      <text:h text:style-name="Heading_20_2" text:outline-level="2"><text:span text:style-name="T12">3.1.8 Use Case 8: Login</text:span><text:span text:style-name="T19">.</text:span></text:h>
      <text:p text:style-name="P45">Main success scenarie:</text:p>
      <text:p text:style-name="P50">”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7">Main success scenarie:</text:p>
      <text:p text:style-name="P52">”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46">Main success scenarie:</text:p>
      <text:p text:style-name="P51">”Under kørsel af programmet vil brugeren se hvilken del af koden der kører.”</text:p>
      <text:p text:style-name="P49">Var det det der blev ment.</text:p>
      <text:h text:style-name="Heading_20_2" text:outline-level="2"><text:span text:style-name="T12">3.1.10 Use Case 11: </text:span><text:span text:style-name="T19">Sætte klods tolerance.</text:span></text:h>
      <text:p text:style-name="P57">Main success scenarie:</text:p>
      <text:h text:style-name="P95" text:outline-level="2">3.2 Simulator:</text:h>
      <text:h text:style-name="P92" text:outline-level="2">3.2.1 Use Case 12: Se robot/simulator position<text:span text:style-name="T18">.</text:span></text:h>
      <text:p text:style-name="P27">Main success scenarie:</text:p>
      <text:p text:style-name="P50">”Teknikeren får ved hver bevægelse af robotten/simulatoren vist positionen af robotten/simulatoren.”</text:p>
      <text:h text:style-name="Heading_20_2" text:outline-level="2"><text:span text:style-name="T23">3.2.2 Use Case 13: Køre kode</text:span><text:span text:style-name="T17">.</text:span></text:h>
      <text:p text:style-name="P45">Main success scenarie:</text:p>
      <text:p text:style-name="P50">”Brugeren har valg noget DSL kode og starter derefter kørsel af koden på robotten/simulatoren.”</text:p>
      <text:h text:style-name="Heading_20_2" text:outline-level="2"><text:span text:style-name="T23">3.2.3 Use Case 14: Vise kørselstid</text:span><text:span text:style-name="T17">.</text:span></text:h>
      <text:p text:style-name="P58">Main success scenarie:</text:p>
      <text:p text:style-name="P60">”Efter brugeren har startet simuleringen, får han vist en timer, som indikerer hvor lang tid simuleringen ville vare i virkeligheden, hvis koden kørte på robotten.”</text:p>
      <text:h text:style-name="Heading_20_2" text:outline-level="2"><text:span text:style-name="T23">3.2.4 Use Case 15: Have grafisk visning</text:span><text:span text:style-name="T17">.</text:span></text:h>
      <text:p text:style-name="P47">Main success scenarie:</text:p>
      <text:p text:style-name="P52">”Når simulatoren er valgt vil simulatoren vise hvordan robotten ville se ud efter forskellige kommandoer er kørt.”</text:p>
      <text:h text:style-name="P93" text:outline-level="2">3.2.5 Use Case 16: Hente værdier til styresystem<text:span text:style-name="T18">.</text:span></text:h>
      <text:p text:style-name="P30">Main success scenarie:</text:p>
      <text:p text:style-name="P59">Behøver den det og hvad skal egentlig hentes?</text:p>
      <text:h text:style-name="P93" text:outline-level="2"><text:span text:style-name="T23">3.2.6 Use Case 17: Kalibrere værdier</text:span><text:span text:style-name="T17">.</text:span></text:h>
      <text:p text:style-name="P46">Main success scenarie:</text:p>
      <text:p text:style-name="P51">”Teknikere aktiverer en speciel menu, hvorfra han kan fin indstille værdier for ???”</text:p>
      <text:p text:style-name="P59">Hvad kan kalibreres i simulatoren?</text:p>
      <text:h text:style-name="P90" text:outline-level="2"><text:soft-page-break/>3.3 IDE:</text:h>
      <text:h text:style-name="P92" text:outline-level="2">3.3.1 Use Case 18: I<text:span text:style-name="T18">ndlæse/køre systemet DSL-filer direkte.</text:span></text:h>
      <text:p text:style-name="P27">Main success scenarie:</text:p>
      <text:p text:style-name="P52">”Brugeren vælger en DSL fil og så bliver den indlæst, så robotten/simulatoren kan køre den.”</text:p>
      <text:h text:style-name="Heading_20_2" text:outline-level="2"><text:span text:style-name="T23">3.3.2 Use Case 19: Debugge</text:span><text:span text:style-name="T17">. </text:span></text:h>
      <text:p text:style-name="P47">Main success scenarie:</text:p>
      <text:p text:style-name="P52">”Brugeren vælger hvor programmet skal starte fra og han kan derfra steppe gennem koden.”</text:p>
      <text:h text:style-name="Heading_20_2" text:outline-level="2"><text:span text:style-name="T23">3.3.3 Use Case 20: Se DSL manual</text:span><text:span text:style-name="T17">.</text:span></text:h>
      <text:p text:style-name="P45">Main success scenarie:</text:p>
      <text:p text:style-name="P50">”Brugeren interagerer med brugergrænsefladen og får vist en liste over hvilke kommandoer han har til rådighed i DSL sproget, samt en kort forklaring dertil.”</text:p>
      <text:h text:style-name="Heading_20_2" text:outline-level="2"><text:span text:style-name="T23">3.3.4 Use Case 21: Indstille editor</text:span><text:span text:style-name="T17">.</text:span></text:h>
      <text:p text:style-name="P45">Main success scenarie:</text:p>
      <text:p text:style-name="P50">”Brugeren <text:s/>interagerer med brugergrænsefladen og får vist forskellige indstillinger for, hvordan han kan indstille farveskema og font for editorens tekst.”</text:p>
      <text:h text:style-name="Heading_20_2" text:outline-level="2"><text:span text:style-name="T23">3.3.5 Use Case 22: </text:span><text:span text:style-name="T17">Syntaks tjekke.</text:span></text:h>
      <text:p text:style-name="P45">Main success scenarie:</text:p>
      <text:p text:style-name="P50">”Brugeren interagerer med brugergrænsefladen og får markeret i koden, hvor der er syntaksfejl.”</text:p>
      <text:h text:style-name="Heading_20_2" text:outline-level="2"><text:span text:style-name="T23">3.3.6 Use Case 23: </text:span><text:span text:style-name="T17">Bruge makroer.</text:span></text:h>
      <text:p text:style-name="P45">Main success scenarie:</text:p>
      <text:p text:style-name="P50">”Brugeren vælger en kode makro og indholdet bliver sat ind i editoren.”</text:p>
      <text:h text:style-name="Heading_20_2" text:outline-level="2"><text:soft-page-break/><text:span text:style-name="T23">3.3.7 Use Case 24: </text:span><text:span text:style-name="T17">Bruge genvejstaster.</text:span></text:h>
      <text:p text:style-name="P45">Main success scenarie:</text:p>
      <text:p text:style-name="P50">”Brugeren trykker på en tastatur genvej, og den tilhørende kommando vil blive udført.”</text:p>
      <text:h text:style-name="Heading_20_2" text:outline-level="2"><text:span text:style-name="T23">3.3.8 Use Case 25: Bruge intellisense</text:span><text:span text:style-name="T17">.</text:span></text:h>
      <text:p text:style-name="P45">Main success scenarie:</text:p>
      <text:p text:style-name="P50">”Mens brugeren skriver noget kode vil der komme forslag til hvad brugeren måske ville skrive. Brugeren kan vælge en af mulighederne og få det indsat.”</text:p>
      <text:h text:style-name="Heading_20_2" text:outline-level="2"><text:span text:style-name="T23">3.3.9 Use Case 26: Åbne/lukke filer</text:span><text:span text:style-name="T17">.</text:span></text:h>
      <text:p text:style-name="P45">Main success scenarie:</text:p>
      <text:p text:style-name="P50">”Brugeren åbner en fil og den vil blive vist i editoren. Efterfølgende kan han så lukke filen, så den ikke bliver vist længere.”</text:p>
      <text:h text:style-name="Heading_20_2" text:outline-level="2"><text:span text:style-name="T23">3.3.10 Use Case 27: </text:span><text:span text:style-name="T17">Gemme filer.</text:span></text:h>
      <text:p text:style-name="P45">Main success scenarie:</text:p>
      <text:p text:style-name="P50">”Brugeren interagerer med brugergrænsefladen eller bruger en genvejstast og den nuværende fil vil derefter blive gemt.”</text:p>
      <text:h text:style-name="Heading_20_2" text:outline-level="2"><text:span text:style-name="T23">3.3.11 Use Case 28: Søge og erstatte ord</text:span><text:span text:style-name="T17">.</text:span></text:h>
      <text:p text:style-name="P45">Main success scenarie:</text:p>
      <text:p text:style-name="P50">”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3">3.3.12 Use Case 29: </text:span><text:span text:style-name="T17">Udskrive filer.</text:span></text:h>
      <text:p text:style-name="P45">Main success scenarie:</text:p>
      <text:p text:style-name="P50">”Brugeren <text:s/>interagerer med brugergrænsefladen eller bruger en genvejstast til at få en standard print dialog.”</text:p>
      <text:h text:style-name="Heading_20_2" text:outline-level="2"><text:soft-page-break/><text:span text:style-name="T23">3.3.13 Use Case 30: </text:span><text:span text:style-name="T17">Påminde om at gemme.</text:span></text:h>
      <text:p text:style-name="P45">Main success scenarie:</text:p>
      <text:p text:style-name="P50">”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3">3.3.14 Use Case 31:</text:span><text:span text:style-name="T17"> Aktivere tekstombrydning.</text:span></text:h>
      <text:p text:style-name="P47">Main success scenarie:</text:p>
      <text:p text:style-name="P52">”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3">3.3.15 Use Case 32:</text:span><text:span text:style-name="T17"> Have auto-indentation.</text:span></text:h>
      <text:p text:style-name="P47">Main success scenarie:</text:p>
      <text:p text:style-name="P52">”Brugeren skriver noget kode og editoren indenter automatisk koden.”</text:p>
      <text:h text:style-name="Heading_20_2" text:outline-level="2"><text:span text:style-name="T23">3.3.16 Use Case 33: </text:span><text:span text:style-name="T17">Have flere filer åbne.</text:span></text:h>
      <text:p text:style-name="P47">Main success scenarie:</text:p>
      <text:p text:style-name="P52">”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3">3.3.17 Use Case 34: Have file explorer</text:span><text:span text:style-name="T17">.</text:span></text:h>
      <text:p text:style-name="P47">Main success scenarie:</text:p>
      <text:p text:style-name="P52">”Brugeren ser en liste over åbne filer i IDE´en og kan derfra vise filerne i editoren.”</text:p>
      <text:h text:style-name="Heading_20_2" text:outline-level="2"><text:span text:style-name="T23">3.3.18 Use Case 35: </text:span><text:span text:style-name="T17">Have autosave.</text:span></text:h>
      <text:p text:style-name="P47">Main success scenarie:</text:p>
      <text:p text:style-name="P52">”Koden i editoren vil automatisk blive gemt med et bestemt interval, hvis brugeren har valgt dette.”</text:p>
      <text:h text:style-name="Heading_20_2" text:outline-level="2"><text:soft-page-break/><text:span text:style-name="T23">3.3.19 Use Case 36: Have</text:span><text:span text:style-name="T17"> undo/redo.</text:span></text:h>
      <text:p text:style-name="P47">Main success scenarie:</text:p>
      <text:p text:style-name="P52">”Brugeren <text:s/>interagerer med brugergrænsefladen eller bruger en genvejstast, som gør at koden kommer 1 til flere ændringer tilbage eller frem i tiden(Hvis har gået tilbage i tiden for filen).”</text:p>
      <text:h text:style-name="P92" text:outline-level="2"><text:span text:style-name="T23">3.3.20 Use Case 37: Have s</text:span><text:span text:style-name="T17">yntaks highlighting. </text:span></text:h>
      <text:p text:style-name="P27">Main success scenarie:</text:p>
      <text:p text:style-name="P52">”I editoren vil brugeren få markeret nøgleord/keywords i DSL koden.”</text:p>
      <text:h text:style-name="Heading_20_2" text:outline-level="2"><text:span text:style-name="T23">3.3.21 Use Case 38: </text:span><text:span text:style-name="T17">Have DSL arbejdsområde.</text:span></text:h>
      <text:p text:style-name="P47">Main success scenarie:</text:p>
      <text:p text:style-name="P52">”Brugeren har et område, hvor han skriver DSL koden og kan derfra arbejde videre med den.”</text:p>
      <text:h text:style-name="P92" text:outline-level="2">3.3.22 Use Case 39: <text:span text:style-name="T18">Have fil information vist.</text:span></text:h>
      <text:p text:style-name="P27">Main success scenarie:</text:p>
      <text:p text:style-name="P52">”Mens brugeren arbejder i IDE´en vil han kunne se informationer for filen..”</text:p>
      <text:h text:style-name="Heading_20_2" text:outline-level="2"><text:span text:style-name="T23">3.3.23 Use Case 40: </text:span><text:span text:style-name="T17">Som bruger vil jeg kunne sende fil over i styresystemet.</text:span></text:h>
      <text:p text:style-name="P46">Main success scenarie:</text:p>
      <text:p text:style-name="P49">Hører vidst mere til 'under the hood' for implementationen af systemet.</text:p>
      <text:p text:style-name="P49"/>
      <text:h text:style-name="P90" text:outline-level="2">Use cases efter første specificering:</text:h>
      <text:p text:style-name="P48">Use cases, som der senere er kommet frem inde i construction eller efter feedback.</text:p>
      <text:h text:style-name="P97" text:outline-level="3">Styresystem:</text:h>
      <text:p text:style-name="P48">Ingen.</text:p>
      <text:h text:style-name="P97" text:outline-level="3"><text:soft-page-break/>Simulator:</text:h>
      <text:p text:style-name="P48">Ingen.</text:p>
      <text:h text:style-name="P97" text:outline-level="3">IDE:</text:h>
      <text:p text:style-name="P61">Ingen.</text:p>
      <text:h text:style-name="P87" text:outline-level="1"><text:span text:style-name="T12">4. E</text:span><text:span text:style-name="T11">ksterne grænseflader</text:span></text:h>
      <text:h text:style-name="P91" text:outline-level="2">4.1 Bruger-grænseflade</text:h>
      <text:p text:style-name="P21">De primære krav til brugergrænsefladen er at det skal være læsbart og bruger 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5" draw:name="graphics4" text:anchor-type="paragraph" svg:width="15.36cm" svg:height="10.239cm" draw:z-index="4"><draw:image xlink:href="Pictures/100000000000035C0000021FAADC413B.png" xlink:type="simple" xlink:show="embed" xlink:actuate="onLoad"/></draw:frame></text:p>
      <text:p text:style-name="P23"/>
      <text:p text:style-name="P23"/>
      <text:p text:style-name="P23"/>
      <text:p text:style-name="P23"/>
      <text:p text:style-name="P23"/>
      <text:p text:style-name="P23"/>
      <text:p text:style-name="P23"><text:soft-page-break/>Styresystemet (info tab):</text:p>
      <text:p text:style-name="P21"><draw:frame draw:style-name="fr6" draw:name="graphics5" text:anchor-type="paragraph" svg:x="0cm" svg:y="0cm" svg:width="17cm" svg:height="9.287cm" draw:z-index="5"><draw:image xlink:href="Pictures/1000000000000374000001E333ADDA79.png" xlink:type="simple" xlink:show="embed" xlink:actuate="onLoad"/></draw:frame></text:p>
      <text:p text:style-name="P23">Styresystemet (log tab):</text:p>
      <text:p text:style-name="P23"><draw:frame draw:style-name="fr7" draw:name="graphics6" text:anchor-type="paragraph" svg:width="17cm" svg:height="11.021cm" draw:z-index="6"><draw:image xlink:href="Pictures/10000000000002FA000001EEA66E5339.png" xlink:type="simple" xlink:show="embed" xlink:actuate="onLoad"/></draw:frame></text:p>
      <text:p text:style-name="P23"><text:soft-page-break/>IDE:</text:p>
      <text:p text:style-name="P21"><draw:frame draw:style-name="fr7" draw:name="graphics7" text:anchor-type="paragraph" svg:width="17cm" svg:height="10.589cm" draw:z-index="7"><draw:image xlink:href="Pictures/10000000000002F9000001DA440892A0.png" xlink:type="simple" xlink:show="embed" xlink:actuate="onLoad"/></draw:frame></text:p>
      <text:p text:style-name="P23">Simulator:</text:p>
      <text:p text:style-name="P18"><draw:frame draw:style-name="fr7" draw:name="graphics8" text:anchor-type="paragraph" svg:width="17cm" svg:height="10.59cm" draw:z-index="8"><draw:image xlink:href="Pictures/10000000000002FC000001DC02F3E166.png" xlink:type="simple" xlink:show="embed" xlink:actuate="onLoad"/></draw:frame></text:p>
      <text:h text:style-name="P91" text:outline-level="2"><text:soft-page-break/>4.2 Hardware-grænseflade</text:h>
      <text:p text:style-name="P21">Robotten, transportbåndet, stopsensor og vejecelle, er alle forbundet til henholdsvis USB-controller's analoge og digitale indgange mm. USB-controlleren er derefter forbundet til PC'en via en USB.</text:p>
      <text:p text:style-name="P18"><draw:frame draw:style-name="fr8" draw:name="graphics9" text:anchor-type="paragraph" svg:x="3.535cm" svg:y="0.101cm" svg:width="9.931cm" svg:height="7.962cm" draw:z-index="9"><draw:image xlink:href="Pictures/100002010000030E000002737B958CDD.png" xlink:type="simple" xlink:show="embed" xlink:actuate="onLoad"/></draw:frame></text:p>
      <text:h text:style-name="P91" text:outline-level="2">4.3 Kommunikations-grænseflade</text:h>
      <text:p text:style-name="P21">Det bruges to forskellige kommunikations protokoller, den ene er fra PC ↔ USB Controller, hvor der bliver brugt en USB forbindelse.</text:p>
      <text:p text:style-name="P21"/>
      <text:p text:style-name="P21"><draw:frame draw:style-name="fr9" draw:name="graphics10" text:anchor-type="paragraph" svg:width="5.32cm" svg:height="3.44cm" draw:z-index="10"><draw:image xlink:href="Pictures/200000090000217E00001B99FFFE722B.svm" xlink:type="simple" xlink:show="embed" xlink:actuate="onLoad"/></draw:frame></text:p>
      <text:p text:style-name="P21">Den anden protokol er fra PC ↔ Database, der bliver der brugt en ETHERNET forbindelse, som kan være trådløs eller via kabel til et netværk, hvor databasen er forbundet.</text:p>
      <text:h text:style-name="P91" text:outline-level="2"><text:soft-page-break/>4.4 Software-grænseflade</text:h>
      <text:p text:style-name="P21">Til styring af robotten, bliver systemet udvikles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3">Styresystem:</text:p>
          </table:table-cell>
          <table:table-cell table:style-name="Table5.B1" office:value-type="string">
            <text:p text:style-name="P43">Windows XP(Service Pack 2)</text:p>
          </table:table-cell>
        </table:table-row>
        <table:table-row>
          <table:table-cell table:style-name="Table5.A2" office:value-type="string">
            <text:p text:style-name="P43">Processor:</text:p>
          </table:table-cell>
          <table:table-cell table:style-name="Table5.B2" office:value-type="string">
            <text:p text:style-name="P43">1.00 GHz</text:p>
          </table:table-cell>
        </table:table-row>
        <table:table-row>
          <table:table-cell table:style-name="Table5.A2" office:value-type="string">
            <text:p text:style-name="P43">RAM:</text:p>
          </table:table-cell>
          <table:table-cell table:style-name="Table5.B2" office:value-type="string">
            <text:p text:style-name="P43">1 GB</text:p>
          </table:table-cell>
        </table:table-row>
        <table:table-row>
          <table:table-cell table:style-name="Table5.A2" office:value-type="string">
            <text:p text:style-name="P43">Grafik:</text:p>
          </table:table-cell>
          <table:table-cell table:style-name="Table5.B2" office:value-type="string">
            <text:p text:style-name="P43">DirectX9</text:p>
          </table:table-cell>
        </table:table-row>
        <table:table-row>
          <table:table-cell table:style-name="Table5.A2" office:value-type="string">
            <text:p text:style-name="P43">.NET Framework</text:p>
          </table:table-cell>
          <table:table-cell table:style-name="Table5.B2" office:value-type="string">
            <text:p text:style-name="P43">3.0</text:p>
          </table:table-cell>
        </table:table-row>
      </table:table>
      <text:p text:style-name="P21"/>
      <text:p text:style-name="P18">Kommunikation til databasen foregår via SQL over en TCP forbindelse, da serveren er sat op til at tage sige af relationelle databaser.</text:p>
      <text:h text:style-name="P86"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4"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4">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4">Integritet:</text:span> </text:p>
      <text:p text:style-name="P10">Systemets data skal være persistente, dvs. bruger gemte filer, data i databasen osv. skal stadig være der, selvom systemet slukkes eller genstartes. </text:p>
      <text:p text:style-name="P34">7. Designkrav</text:p>
      <text:p text:style-name="P10">Følgende punkter beskriver følgende designkrav til SIR:</text:p>
      <text:list xml:id="list30442559" text:style-name="L7">
        <text:list-item>
          <text:p text:style-name="P76">Robotsystemet skal implementeres med:</text:p>
        </text:list-item>
      </text:list>
      <text:list xml:id="list30455087" text:style-name="L8">
        <text:list-item>
          <text:p text:style-name="P80">En PC med Windows OS (XP[Service pack 2] eller senere OS version).</text:p>
        </text:list-item>
        <text:list-item>
          <text:p text:style-name="P80">En processor på mindst 1.0 GHz eller højere.</text:p>
        </text:list-item>
        <text:list-item>
          <text:p text:style-name="P80">Harddisk med mindst 20 MB fri plads samt mindst 128 MB RAM</text:p>
        </text:list-item>
        <text:list-item>
          <text:p text:style-name="P80">DirectX 9 eller højere.</text:p>
        </text:list-item>
        <text:list-item>
          <text:p text:style-name="P80">En mus eller andre former for pegeudstyr samt ledig USB-port.</text:p>
        </text:list-item>
      </text:list>
      <text:list xml:id="list30722619" text:continue-list="list30442559" text:style-name="L7">
        <text:list-item>
          <text:p text:style-name="P76">Endvidere skal der til oprettes en database, hvori relevante data fra processen kan lagres og hentes.</text:p>
        </text:list-item>
        <text:list-item>
          <text:p text:style-name="P76">En IDE (Integrated Development Enviroment), hvor man kan fremstille programmer til styring af robotten. Det forudsættes, at man designer og implementerer et programmeringssprog og en fortolker til dette.</text:p>
        </text:list-item>
        <text:list-item>
          <text:p text:style-name="P76"><text:soft-page-break/>En simulator, som kan kobles på systemet i stedet for den fysiske robot. Dette vil til fordel kunne anvendes i forbindelse med test. </text:p>
        </text:list-item>
        <text:list-item>
          <text:p text:style-name="P76">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7">Designe brugergrænsefladerne for komponenterne, som skal godkendes af software holdets vejleder.</text:p>
        </text:list-item>
      </text:list>
      <text:h text:style-name="P84" text:outline-level="1">8. Andre krav</text:h>
      <text:p text:style-name="P54">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ning og ved brug af systemet i arbejdsøjemed, er vi ansvarlige for at den opfylder bekendtgørelsen samt normale arbejdsmiljø krav.</text:p>
      <text:p text:style-name="P18"/>
      <text:p text:style-name="P54">8.2 Øvrige krav</text:p>
      <text:p text:style-name="P18">Brugerne af systemet skal før brug have kursus i brug af systemet samt have læst SCORBOTTEN´s medførende sikkerhedsmanuel.</text:p>
      <text:p text:style-name="P18"/>
      <text:p text:style-name="P54">9. Delleveringer</text:p>
      <text:list xml:id="list30465944" text:style-name="L9">
        <text:list-item>
          <text:p text:style-name="P81"><text:span text:style-name="T22">Dellevering 1. 09/03/2012</text:span><text:span text:style-name="T14"><text:line-break/></text:span><text:span text:style-name="T16">Kravspecifikation:</text:span><text:span text:style-name="T14"><text:line-break/>For at få et overordnet overblik over projektet afleveres en kravspecifikation med fully dressed use case beskrivelse for hhv. følgende use cases:<text:line-break/>- xxxxx<text:line-break/>- xxxxx<text:line-break/></text:span><text:soft-page-break/><text:span text:style-name="T14">- xxxxx<text:line-break/></text:span><text:span text:style-name="T14">Endvidere afleveres yderligere use cases med en kortere beskrivelse.<text:line-break/></text:span><text:span text:style-name="T16">Accepttesten:</text:span><text:span text:style-name="T14"><text:line-break/></text:span><text:span text:style-name="T14">Ligeledes afleveres en accepttest, der bygger på de beskrevne fully dressed use cases fra kravspecifikation.</text:span></text:p>
        </text:list-item>
        <text:list-item>
          <text:p text:style-name="P82">Sprint 1 - 30. marts 2012</text:p>
        </text:list-item>
        <text:list-item>
          <text:p text:style-name="P82">Sprint 2 - <text:s/>20. april 2012</text:p>
        </text:list-item>
        <text:list-item>
          <text:p text:style-name="P82">Sprint 3 - 11. maj 2012</text:p>
        </text:list-item>
      </text:list>
      <text:list xml:id="list30455722" text:style-name="L10">
        <text:list-item>
          <text:p text:style-name="P83">Projekt aflevering - 01. juni 2012</text:p>
        </text:list-item>
      </text:list>
      <text:p text:style-name="P10"/>
      <text:p text:style-name="P54">10. Bilag</text:p>
      <text:p text:style-name="P54">10.1 Ordliste</text:p>
      <text:p text:style-name="P10">Tekst.</text:p>
      <text:p text:style-name="P10"/>
      <text:p text:style-name="P54">10.2 Datadefinitioner</text:p>
      <text:p text:style-name="P10">Tekst.</text:p>
      <text:p text:style-name="P10"/>
      <text:p text:style-name="P54">10.3 Ordliste</text:p>
      <text:p text:style-name="P10">Tekst.</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10</text:page-number> af <text:page-count>3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8T10:58:06.52</dc:date>
    <meta:editing-duration>PT5H17M30S</meta:editing-duration>
    <meta:editing-cycles>140</meta:editing-cycles>
    <meta:generator>LibreOffice/3.4$Win32 LibreOffice_project/340m1$Build-402</meta:generator>
    <meta:document-statistic meta:table-count="5" meta:image-count="10" meta:object-count="0" meta:page-count="30" meta:paragraph-count="434" meta:word-count="3485" meta:character-count="22464" meta:non-whitespace-character-count="19308"/>
  </office:meta>
</office:document-meta>
</file>